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c4a9" officeooo:paragraph-rsid="000ec4a9"/>
    </style:style>
    <style:style style:name="P2" style:family="paragraph" style:parent-style-name="Standard">
      <style:text-properties officeooo:rsid="000ec4a9" officeooo:paragraph-rsid="0010a79e"/>
    </style:style>
    <style:style style:name="P3" style:family="paragraph" style:parent-style-name="Standard">
      <style:text-properties officeooo:rsid="001145e4" officeooo:paragraph-rsid="001145e4"/>
    </style:style>
    <style:style style:name="P4" style:family="paragraph" style:parent-style-name="Standard">
      <style:text-properties officeooo:rsid="0010a79e" officeooo:paragraph-rsid="0010a79e"/>
    </style:style>
    <style:style style:name="P5" style:family="paragraph" style:parent-style-name="Standard">
      <style:text-properties officeooo:rsid="001145e4" officeooo:paragraph-rsid="001145e4"/>
    </style:style>
    <style:style style:name="P6" style:family="paragraph" style:parent-style-name="Standard">
      <style:text-properties officeooo:rsid="001255f9" officeooo:paragraph-rsid="001255f9"/>
    </style:style>
    <style:style style:name="T1" style:family="text">
      <style:text-properties officeooo:rsid="001362b3"/>
    </style:style>
    <style:style style:name="T2" style:family="text">
      <style:text-properties officeooo:rsid="001455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3.25</text:p>
      <text:p text:style-name="P1">Markets opened down 2% following US weakness on Friday.</text:p>
      <text:p text:style-name="P2">ATM vol is at 35v. Bull market is not possible with this vol level.</text:p>
      <text:p text:style-name="P2"/>
      <text:p text:style-name="P4">3.27</text:p>
      <text:p text:style-name="P4">AXP: bought at 4% dev from monthOpen, limit all buyer to within 2% of max(m,y)</text:p>
      <text:p text:style-name="P3">WB, cutter buyer exceeded 21 times.</text:p>
      <text:p text:style-name="P3"/>
      <text:p text:style-name="P6">BreachDevTrader is not producing meaningful message.</text:p>
      <text:p text:style-name="P6"/>
      <text:p text:style-name="P6">Need </text:p>
      <text:p text:style-name="P6">1. net pnl of the day/<text:span text:style-name="T2">net NAV of the day</text:span></text:p>
      <text:p text:style-name="P6">2. contribution of net pnls <text:span text:style-name="T1">(in $ and percentage)</text:span></text:p>
      <text:p text:style-name="P6">3. </text:p>
      <text:p text:style-name="P6"/>
      <text:p text:style-name="P6"/>
      <text:p text:style-name="P3"/>
      <text:p text:style-name="P2"><text:s/></text:p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3:10:27.460756926</meta:creation-date>
    <meta:generator>LibreOffice/6.0.7.3$Linux_X86_64 LibreOffice_project/00m0$Build-3</meta:generator>
    <dc:date>2019-03-27T05:33:51.447651562</dc:date>
    <meta:editing-duration>PT5M38S</meta:editing-duration>
    <meta:editing-cycles>7</meta:editing-cycles>
    <meta:document-statistic meta:table-count="0" meta:image-count="0" meta:object-count="0" meta:page-count="1" meta:paragraph-count="12" meta:word-count="73" meta:character-count="393" meta:non-whitespace-character-count="328"/>
  </office:meta>
</office:document-meta>
</file>